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666666" draw:marker-start="Rounded_20_short_20_Arrow" draw:fill-color="#dddddd" draw:textarea-vertical-align="middle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0.919cm" fo:min-width="0.669cm"/>
    </style:style>
    <style:style style:name="gr4" style:family="graphic" style:parent-style-name="objectwithoutfill">
      <style:graphic-properties svg:stroke-color="#666666"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576cm"/>
    </style:style>
    <style:style style:name="gr8" style:family="graphic" style:parent-style-name="objectwithoutfill">
      <style:graphic-properties svg:stroke-color="#666666" draw:marker-start="Circle" draw:marker-end="Rounded_20_short_20_Arrow" draw:marker-end-width="0.3cm" draw:fill="none" draw:textarea-vertical-align="middle"/>
    </style:style>
    <style:style style:name="gr9" style:family="graphic" style:parent-style-name="objectwithoutfill">
      <style:graphic-properties svg:stroke-color="#666666" draw:fill="none" draw:textarea-horizontal-align="center" draw:textarea-vertical-align="middle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77cm"/>
    </style:style>
    <style:style style:name="gr11" style:family="graphic" style:parent-style-name="objectwithoutfill">
      <style:graphic-properties draw:stroke="dash" draw:stroke-dash="Fine_20_Dashed" svg:stroke-color="#666666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5.85cm"/>
    </style:style>
    <style:style style:name="gr14" style:family="graphic" style:parent-style-name="standard">
      <style:graphic-properties draw:stroke="none" svg:stroke-color="#000000" draw:fill="none" draw:fill-color="#ffffff" fo:min-height="0.864cm"/>
    </style:style>
    <style:style style:name="gr15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0.77cm"/>
    </style:style>
    <style:style style:name="gr17" style:family="graphic" style:parent-style-name="measure" style:list-style-name="L2">
      <style:graphic-properties draw:textarea-horizontal-align="center" draw:textarea-vertical-align="middle" draw:line-distance="0.3cm"/>
    </style:style>
    <style:style style:name="gr18" style:family="graphic" style:parent-style-name="measure" style:list-style-name="L2">
      <style:graphic-properties draw:textarea-horizontal-align="center" draw:textarea-vertical-align="middle" draw:line-distance="0.308cm" draw:placing="below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3.56cm" fo:min-width="14.74cm"/>
    </style:style>
    <style:style style:name="gr20" style:family="graphic" style:parent-style-name="measure" style:list-style-name="L2">
      <style:graphic-properties draw:textarea-horizontal-align="center" draw:textarea-vertical-align="middle" draw:line-distance="0.3cm"/>
    </style:style>
    <style:style style:name="gr21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Rounded_20_short_20_Arrow" draw:fill="none" draw:textarea-vertical-align="middle"/>
    </style:style>
    <style:style style:name="gr24" style:family="graphic" style:parent-style-name="objectwithoutfill">
      <style:graphic-properties draw:marker-start="Circle" draw:fill="none" draw:textarea-vertical-align="middle"/>
    </style:style>
    <style:style style:name="gr25" style:family="graphic" style:parent-style-name="standard">
      <style:graphic-properties svg:stroke-color="#666666" draw:fill-color="#cccccc" draw:textarea-horizontal-align="justify" draw:textarea-vertical-align="middle" draw:auto-grow-height="false" fo:min-height="0.648cm" fo:min-width="0.398cm"/>
    </style:style>
    <style:style style:name="gr26" style:family="graphic" style:parent-style-name="objectwithoutfill">
      <style:graphic-properties draw:marker-end="Rounded_20_short_20_Arrow" draw:fill="none" draw:textarea-vertical-align="middle"/>
    </style:style>
    <style:style style:name="gr27" style:family="graphic" style:parent-style-name="standard">
      <style:graphic-properties svg:stroke-color="#666666" draw:fill-color="#cccccc" draw:textarea-horizontal-align="justify" draw:textarea-vertical-align="middle" draw:auto-grow-height="false" fo:min-height="0.512cm" fo:min-width="0.008cm"/>
    </style:style>
    <style:style style:name="gr28" style:family="graphic" style:parent-style-name="standard">
      <style:graphic-properties draw:stroke="none" svg:stroke-color="#000000" draw:fill="none" draw:fill-color="#ffffff" fo:min-height="0.482cm"/>
    </style:style>
    <style:style style:name="gr29" style:family="graphic" style:parent-style-name="measure" style:list-style-name="L1">
      <style:graphic-properties draw:textarea-vertical-align="middle" draw:line-distance="0.308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textarea-horizontal-align="justify" draw:textarea-vertical-align="middle" draw:auto-grow-height="false" fo:min-height="2.396cm" fo:min-width="2.146cm"/>
    </style:style>
    <style:style style:name="gr34" style:family="graphic" style:parent-style-name="standard">
      <style:graphic-properties draw:textarea-horizontal-align="justify" draw:textarea-vertical-align="middle" draw:auto-grow-height="false" fo:min-height="2.416cm" fo:min-width="2.166cm"/>
    </style:style>
    <style:style style:name="gr35" style:family="graphic" style:parent-style-name="standard">
      <style:graphic-properties draw:textarea-horizontal-align="justify" draw:textarea-vertical-align="middle" draw:auto-grow-height="false" fo:min-height="2.442cm" fo:min-width="2.192cm"/>
    </style:style>
    <style:style style:name="gr36" style:family="graphic" style:parent-style-name="objectwithoutfill">
      <style:graphic-properties draw:marker-start="Circle" draw:marker-end="Rounded_20_short_20_Arrow" draw:fill="none" draw:textarea-vertical-align="middle"/>
    </style:style>
    <style:style style:name="gr37" style:family="graphic" style:parent-style-name="objectwithoutfill">
      <style:graphic-properties draw:stroke="dash" draw:stroke-dash="Fine_20_Dashed" draw:marker-end="Rounded_20_short_20_Arrow" draw:fill="none" draw:textarea-vertical-align="middle"/>
    </style:style>
    <style:style style:name="gr38" style:family="graphic" style:parent-style-name="standard">
      <style:graphic-properties svg:stroke-color="#ffffff" draw:fill="none" draw:fill-color="#999999" draw:opacity="50%" draw:textarea-horizontal-align="justify" draw:textarea-vertical-align="middle" draw:auto-grow-height="false" fo:min-height="1.025cm" fo:min-width="1.251cm"/>
    </style:style>
    <style:style style:name="gr39" style:family="graphic" style:parent-style-name="standard">
      <style:graphic-properties svg:stroke-color="#000000" draw:fill-color="#99ffff" draw:textarea-horizontal-align="justify" draw:textarea-vertical-align="middle" draw:auto-grow-height="false" fo:min-height="0cm" fo:min-width="0.64cm"/>
    </style:style>
    <style:style style:name="gr40" style:family="graphic" style:parent-style-name="standard">
      <style:graphic-properties svg:stroke-color="#000000" draw:fill-color="#999999" draw:textarea-horizontal-align="justify" draw:textarea-vertical-align="middle" draw:auto-grow-height="false" fo:min-height="2.29cm" fo:min-width="2.031cm"/>
    </style:style>
    <style:style style:name="gr41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98cm" fo:min-width="0.748cm" fo:padding-top="0.134cm" fo:padding-bottom="0.134cm" fo:padding-left="0.259cm" fo:padding-right="0.259cm"/>
    </style:style>
    <style:style style:name="gr42" style:family="graphic" style:parent-style-name="standard">
      <style:graphic-properties svg:stroke-color="#000000" draw:fill-color="#666666" draw:textarea-horizontal-align="justify" draw:textarea-vertical-align="middle" draw:auto-grow-height="false" fo:min-height="0.998cm" fo:min-width="0.748cm"/>
    </style:style>
    <style:style style:name="gr43" style:family="graphic" style:parent-style-name="standard">
      <style:graphic-properties svg:stroke-color="#000000" draw:fill-color="#99ffff" draw:textarea-horizontal-align="justify" draw:textarea-vertical-align="middle" draw:auto-grow-height="false" fo:min-height="0.613cm" fo:min-width="0.363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</style:style>
    <style:style style:name="gr45" style:family="graphic" style:parent-style-name="standard">
      <style:graphic-properties draw:stroke="none" svg:stroke-color="#000000" draw:fill-color="#111111" draw:opacity="15%" draw:textarea-horizontal-align="justify" draw:textarea-vertical-align="middle" draw:auto-grow-height="false" fo:min-height="0.613cm" fo:min-width="0.363cm" draw:shadow="hidden"/>
    </style:style>
    <style:style style:name="gr46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8cm" fo:min-width="0.73cm" fo:padding-top="0.134cm" fo:padding-bottom="0.134cm" fo:padding-left="0.259cm" fo:padding-right="0.259cm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1.016cm" fo:min-width="1.238cm"/>
    </style:style>
    <style:style style:name="gr48" style:family="graphic" style:parent-style-name="standard">
      <style:graphic-properties svg:stroke-color="#000000" draw:fill-color="#999999" draw:textarea-horizontal-align="justify" draw:textarea-vertical-align="middle" draw:auto-grow-height="false" fo:min-height="1.025cm" fo:min-width="2.024cm"/>
    </style:style>
    <style:style style:name="gr49" style:family="graphic" style:parent-style-name="standard">
      <style:graphic-properties draw:stroke="none" svg:stroke-color="#000000" draw:fill-color="#000000" draw:opacity="19%" draw:textarea-horizontal-align="justify" draw:textarea-vertical-align="middle" draw:auto-grow-height="false" fo:min-height="1.016cm" fo:min-width="0cm"/>
    </style:style>
    <style:style style:name="gr50" style:family="graphic" style:parent-style-name="standard">
      <style:graphic-properties draw:stroke="none" svg:stroke-color="#000000" draw:fill-color="#ffffff" draw:opacity="19%" draw:textarea-horizontal-align="justify" draw:textarea-vertical-align="middle" draw:auto-grow-height="false" fo:min-height="1.016cm" fo:min-width="0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1.027cm"/>
    </style:style>
    <style:style style:name="gr52" style:family="graphic" style:parent-style-name="measure" style:list-style-name="L1">
      <style:graphic-properties draw:textarea-vertical-align="middle" draw:line-distance="0.931cm" draw:placing="below"/>
    </style:style>
    <style:style style:name="gr53" style:family="graphic" style:parent-style-name="standard">
      <style:graphic-properties svg:stroke-color="#000000" draw:fill-color="#666666" draw:opacity="67%" draw:textarea-horizontal-align="justify" draw:textarea-vertical-align="middle" draw:auto-grow-height="false" fo:min-height="1.016cm" fo:min-width="1.238cm"/>
    </style:style>
    <style:style style:name="gr54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1.025cm" fo:min-width="2.024cm"/>
    </style:style>
    <style:style style:name="gr55" style:family="graphic" style:parent-style-name="standard">
      <style:graphic-properties svg:stroke-color="#000000" draw:fill-color="#99ffff" draw:textarea-horizontal-align="justify" draw:textarea-vertical-align="middle" draw:auto-grow-height="false" fo:min-height="0.012cm" fo:min-width="1.112cm" draw:shadow="hidden"/>
    </style:style>
    <style:style style:name="gr56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.396cm"/>
    </style:style>
    <style:style style:name="gr57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.396cm"/>
    </style:style>
    <style:style style:name="gr59" style:family="graphic" style:parent-style-name="standard">
      <style:graphic-properties draw:stroke="none" svg:stroke-color="#000000" draw:fill="none" draw:fill-color="#ffffff" fo:min-height="0.471cm"/>
    </style:style>
    <style:style style:name="gr60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999999" draw:opacity="50%"/>
      <style:paragraph-properties fo:text-align="center"/>
    </style:style>
    <style:style style:name="P13" style:family="paragraph">
      <loext:graphic-properties draw:fill-color="#99ffff"/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loext:graphic-properties draw:fill-color="#666666" draw:opacity="55%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111111" draw:opacity="15%"/>
      <style:paragraph-properties fo:text-align="center"/>
    </style:style>
    <style:style style:name="P19" style:family="paragraph">
      <loext:graphic-properties draw:fill-color="#000000" draw:opacity="19%"/>
      <style:paragraph-properties fo:text-align="center"/>
    </style:style>
    <style:style style:name="P20" style:family="paragraph">
      <loext:graphic-properties draw:fill-color="#ffffff" draw:opacity="19%"/>
      <style:paragraph-properties fo:text-align="center"/>
    </style:style>
    <style:style style:name="P21" style:family="paragraph">
      <loext:graphic-properties draw:fill-color="#666666" draw:opacity="67%"/>
      <style:paragraph-properties fo:text-align="center"/>
    </style:style>
    <style:style style:name="P22" style:family="paragraph">
      <loext:graphic-properties draw:fill-color="#999999" draw:opacity="50%"/>
      <style:paragraph-properties fo:text-align="center"/>
    </style:style>
    <style:style style:name="P23" style:family="paragraph">
      <loext:graphic-properties draw:fill-color="#ff3333"/>
      <style:paragraph-properties fo:text-align="center"/>
    </style:style>
    <style:style style:name="P24" style:family="paragraph">
      <loext:graphic-properties draw:fill-color="#3399ff"/>
      <style:paragraph-properties fo:text-align="center"/>
    </style:style>
    <style:style style:name="P25" style:family="paragraph">
      <loext:graphic-properties draw:fill-color="#00cc00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74cm" svg:y="5.5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1.27cm" svg:height="1.27cm" svg:x="4.74cm" svg:y="4.81cm" draw:kind="arc" draw:start-angle="323.82" draw:end-angle="215.81">
          <text:p/>
        </draw:circle>
        <draw:custom-shape draw:style-name="gr3" draw:text-style-name="P2" xml:id="id2" draw:id="id2" draw:layer="layout" svg:width="1.651cm" svg:height="1.651cm" svg:x="7.18cm" svg:y="7.85cm">
          <text:p text:style-name="P1"><text:span text:style-name="T1">Send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0.889cm" svg:height="0.889cm" svg:x="8.577cm" svg:y="8.231cm" draw:kind="arc" draw:start-angle="233.31" draw:end-angle="127.2">
          <text:p/>
        </draw:circle>
        <draw:connector draw:style-name="gr4" draw:text-style-name="P3" draw:layer="layout" draw:type="curve" svg:x1="6.01cm" svg:y1="6.215cm" svg:x2="8.006cm" svg:y2="7.85cm" draw:start-shape="id1" draw:start-glue-point="10" draw:end-shape="id2" draw:end-glue-point="4" svg:d="M6010 6215c1331 0 1996 545 1996 1635" svg:viewBox="0 0 1997 1636">
          <text:p/>
        </draw:connector>
        <draw:custom-shape draw:style-name="gr5" draw:text-style-name="P2" xml:id="id3" draw:id="id3" draw:layer="layout" svg:width="1.524cm" svg:height="1.524cm" svg:x="4.74cm" svg:y="9.89cm">
          <text:p text:style-name="P1"><text:span text:style-name="T1">Deci-</text:span></text:p>
          <text:p text:style-name="P1"><text:span text:style-name="T1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006cm" svg:y1="9.501cm" svg:x2="6.264cm" svg:y2="10.652cm" draw:start-shape="id2" draw:start-glue-point="8" draw:end-shape="id3" draw:end-glue-point="10" svg:d="M8006 9501c0 768-580 1151-1742 1151" svg:viewBox="0 0 1743 1152">
          <text:p/>
        </draw:connector>
        <draw:connector draw:style-name="gr4" draw:text-style-name="P3" draw:layer="layout" draw:type="curve" svg:x1="5.502cm" svg:y1="9.89cm" svg:x2="7.18cm" svg:y2="8.675cm" draw:start-shape="id3" draw:start-glue-point="4" draw:end-shape="id2" svg:d="M5502 9890c0-810 559-1215 1678-1215" svg:viewBox="0 0 1679 1216">
          <text:p/>
        </draw:connector>
        <draw:frame draw:style-name="gr6" draw:text-style-name="P4" draw:layer="layout" svg:width="2.794cm" svg:height="0.725cm" svg:x="3.962cm" svg:y="4.216cm">
          <draw:text-box>
            <text:p text:style-name="P1"><text:span text:style-name="T1">!ready</text:span></text:p>
          </draw:text-box>
        </draw:frame>
        <draw:frame draw:style-name="gr7" draw:text-style-name="P4" draw:layer="layout" svg:width="3.646cm" svg:height="0.826cm" svg:x="7.398cm" svg:y="6.538cm">
          <draw:text-box>
            <text:p text:style-name="P1"><text:span text:style-name="T1">X = X</text:span><text:span text:style-name="T2">s</text:span><text:span text:style-name="T1">, Y = Y</text:span><text:span text:style-name="T2">s</text:span></text:p>
          </draw:text-box>
        </draw:frame>
        <draw:frame draw:style-name="gr7" draw:text-style-name="P4" draw:layer="layout" svg:width="2.794cm" svg:height="0.826cm" svg:x="7.407cm" svg:y="10.144cm">
          <draw:text-box>
            <text:p text:style-name="P1"><text:span text:style-name="T1">X == X</text:span><text:span text:style-name="T2">m</text:span></text:p>
          </draw:text-box>
        </draw:frame>
        <draw:frame draw:style-name="gr6" draw:text-style-name="P4" draw:layer="layout" svg:width="2.794cm" svg:height="0.725cm" svg:x="6.218cm" svg:y="5.699cm">
          <draw:text-box>
            <text:p text:style-name="P1"><text:span text:style-name="T1">ready</text:span></text:p>
          </draw:text-box>
        </draw:frame>
        <draw:frame draw:style-name="gr7" draw:text-style-name="P4" draw:layer="layout" svg:width="2.794cm" svg:height="0.826cm" svg:x="8.699cm" svg:y="8.788cm">
          <draw:text-box>
            <text:p text:style-name="P1"><text:span text:style-name="T1">X &lt; X</text:span><text:span text:style-name="T2">m</text:span></text:p>
          </draw:text-box>
        </draw:frame>
        <draw:frame draw:style-name="gr6" draw:text-style-name="P4" draw:layer="layout" svg:width="2.794cm" svg:height="0.725cm" svg:x="8.431cm" svg:y="7.826cm">
          <draw:text-box>
            <text:p text:style-name="P1"><text:span text:style-name="T1">X++</text:span></text:p>
          </draw:text-box>
        </draw:frame>
        <draw:connector draw:style-name="gr4" draw:text-style-name="P3" draw:layer="layout" draw:type="curve" draw:line-skew="-0.773cm" svg:x1="4.74cm" svg:y1="10.652cm" svg:x2="4.74cm" svg:y2="6.215cm" draw:start-shape="id3" draw:start-glue-point="6" draw:end-shape="id1" draw:end-glue-point="6" svg:d="M4740 10652c-1911 0-1911-4437 0-4437" svg:viewBox="0 0 1434 4438">
          <text:p/>
        </draw:connector>
        <draw:frame draw:style-name="gr7" draw:text-style-name="P4" draw:layer="layout" svg:width="2.794cm" svg:height="0.826cm" svg:x="3.443cm" svg:y="8.801cm">
          <draw:text-box>
            <text:p text:style-name="P1"><text:span text:style-name="T1">Y &lt; Y</text:span><text:span text:style-name="T2">m</text:span></text:p>
          </draw:text-box>
        </draw:frame>
        <draw:frame draw:style-name="gr6" draw:text-style-name="P4" draw:layer="layout" svg:width="2.794cm" svg:height="0.725cm" svg:x="4.343cm" svg:y="8.201cm">
          <draw:text-box>
            <text:p text:style-name="P1"><text:span text:style-name="T1">Y++</text:span></text:p>
          </draw:text-box>
        </draw:frame>
        <draw:frame draw:style-name="gr7" draw:text-style-name="P4" draw:layer="layout" svg:width="2.794cm" svg:height="0.826cm" svg:x="1cm" svg:y="7.952cm">
          <draw:text-box>
            <text:p text:style-name="P1"><text:span text:style-name="T1">Y == Y</text:span><text:span text:style-name="T2">m</text:span></text:p>
          </draw:text-box>
        </draw:frame>
        <draw:line draw:style-name="gr8" draw:text-style-name="P3" draw:layer="layout" svg:x1="3.089cm" svg:y1="5.064cm" svg:x2="4.74cm" svg:y2="5.953cm">
          <text:p/>
        </draw:line>
        <draw:frame draw:style-name="gr6" draw:text-style-name="P4" draw:layer="layout" svg:width="2.794cm" svg:height="0.725cm" svg:x="1.772cm" svg:y="4.369cm">
          <draw:text-box>
            <text:p text:style-name="P1"><text:span text:style-name="T1">reset</text:span></text:p>
          </draw:text-box>
        </draw:frame>
      </draw:page>
      <draw:page draw:name="page2" draw:style-name="dp1" draw:master-page-name="Default">
        <draw:line draw:style-name="gr9" draw:text-style-name="P3" draw:layer="layout" svg:x1="18.557cm" svg:y1="8.478cm" svg:x2="18.557cm" svg:y2="9.748cm">
          <text:p/>
        </draw:line>
        <draw:custom-shape draw:style-name="gr10" draw:text-style-name="P5" draw:layer="layout" svg:width="1.27cm" svg:height="1.27cm" svg:x="17.28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7.287cm" svg:y1="8.486cm" svg:x2="18.557cm" svg:y2="8.486cm">
          <text:p/>
        </draw:line>
        <draw:line draw:style-name="gr11" draw:text-style-name="P3" draw:layer="layout" svg:x1="17.322cm" svg:y1="9.756cm" svg:x2="18.592cm" svg:y2="9.756cm">
          <text:p/>
        </draw:line>
        <draw:frame draw:style-name="gr12" draw:text-style-name="P4" draw:layer="layout" svg:width="1.138cm" svg:height="0.963cm" svg:x="17.354cm" svg:y="8.478cm">
          <draw:text-box>
            <text:p text:style-name="P1"><text:span text:style-name="T3">...</text:span></text:p>
          </draw:text-box>
        </draw:frame>
        <draw:line draw:style-name="gr9" draw:text-style-name="P3" draw:layer="layout" svg:x1="16.017cm" svg:y1="8.478cm" svg:x2="16.017cm" svg:y2="9.748cm">
          <text:p/>
        </draw:line>
        <draw:custom-shape draw:style-name="gr10" draw:text-style-name="P5" draw:layer="layout" svg:width="1.27cm" svg:height="1.27cm" svg:x="14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4.747cm" svg:y1="8.486cm" svg:x2="16.017cm" svg:y2="8.486cm">
          <text:p/>
        </draw:line>
        <draw:line draw:style-name="gr11" draw:text-style-name="P3" draw:layer="layout" svg:x1="14.782cm" svg:y1="9.756cm" svg:x2="16.052cm" svg:y2="9.756cm">
          <text:p/>
        </draw:line>
        <draw:frame draw:style-name="gr12" draw:text-style-name="P4" draw:layer="layout" svg:width="1.138cm" svg:height="0.963cm" svg:x="14.814cm" svg:y="8.478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9.66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3.31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7cm" svg:y1="8.486cm" svg:x2="4.587cm" svg:y2="9.756cm">
          <text:p/>
        </draw:line>
        <draw:line draw:style-name="gr9" draw:text-style-name="P3" draw:layer="layout" svg:x1="5.857cm" svg:y1="8.486cm" svg:x2="5.857cm" svg:y2="9.756cm">
          <text:p/>
        </draw:line>
        <draw:frame draw:style-name="gr14" draw:text-style-name="P4" draw:layer="layout" svg:width="1.651cm" svg:height="1.114cm" svg:x="3.138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09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7cm" svg:y1="8.486cm" svg:x2="7.127cm" svg:y2="9.756cm">
          <text:p/>
        </draw:line>
        <draw:line draw:style-name="gr9" draw:text-style-name="P3" draw:layer="layout" svg:x1="8.397cm" svg:y1="8.486cm" svg:x2="8.397cm" svg:y2="9.756cm">
          <text:p/>
        </draw:line>
        <draw:line draw:style-name="gr11" draw:text-style-name="P3" draw:layer="layout" svg:x1="9.667cm" svg:y1="8.486cm" svg:x2="10.937cm" svg:y2="8.486cm">
          <text:p/>
        </draw:line>
        <draw:line draw:style-name="gr11" draw:text-style-name="P3" draw:layer="layout" svg:x1="9.702cm" svg:y1="9.756cm" svg:x2="10.972cm" svg:y2="9.756cm">
          <text:p/>
        </draw:line>
        <draw:frame draw:style-name="gr14" draw:text-style-name="P4" draw:layer="layout" svg:width="1.651cm" svg:height="1.114cm" svg:x="5.68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8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4cm" svg:y="8.563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9.734cm" svg:y="8.478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10.93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207cm" svg:y1="8.486cm" svg:x2="12.207cm" svg:y2="9.756cm">
          <text:p/>
        </draw:line>
        <draw:line draw:style-name="gr9" draw:text-style-name="P3" draw:layer="layout" svg:x1="13.477cm" svg:y1="8.486cm" svg:x2="13.477cm" svg:y2="9.756cm">
          <text:p/>
        </draw:line>
        <draw:frame draw:style-name="gr14" draw:text-style-name="P4" draw:layer="layout" svg:width="1.651cm" svg:height="1.114cm" svg:x="10.742cm" svg:y="8.562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3.3cm" svg:y="8.562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6.01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5.814cm" svg:y="8.563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3.318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8cm" svg:y1="8.486cm" svg:x2="4.588cm" svg:y2="9.756cm">
          <text:p/>
        </draw:line>
        <draw:line draw:style-name="gr9" draw:text-style-name="P3" draw:layer="layout" svg:x1="5.858cm" svg:y1="8.486cm" svg:x2="5.858cm" svg:y2="9.756cm">
          <text:p/>
        </draw:line>
        <draw:frame draw:style-name="gr14" draw:text-style-name="P4" draw:layer="layout" svg:width="1.651cm" svg:height="1.114cm" svg:x="3.139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1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8cm" svg:y1="8.486cm" svg:x2="7.128cm" svg:y2="9.756cm">
          <text:p/>
        </draw:line>
        <draw:line draw:style-name="gr9" draw:text-style-name="P3" draw:layer="layout" svg:x1="8.398cm" svg:y1="8.486cm" svg:x2="8.398cm" svg:y2="9.756cm">
          <text:p/>
        </draw:line>
        <draw:frame draw:style-name="gr14" draw:text-style-name="P4" draw:layer="layout" svg:width="1.651cm" svg:height="1.114cm" svg:x="5.681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9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5cm" svg:y="8.563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2.018cm" svg:y="8.562cm">
          <draw:text-box>
            <text:p text:style-name="P1"><text:span text:style-name="T3">p</text:span><text:span text:style-name="T4">1,2</text:span></text:p>
          </draw:text-box>
        </draw:frame>
        <draw:measure draw:style-name="gr17" draw:text-style-name="P6" draw:layer="layout" svg:x1="3.317cm" svg:y1="8.478cm" svg:x2="12.207cm" svg:y2="8.486cm">
          <text:p text:style-name="P6"><text:span text:style-name="T5">One row in the image</text:span></text:p>
        </draw:measure>
        <draw:measure draw:style-name="gr18" draw:text-style-name="P6" draw:layer="layout" svg:x1="12.207cm" svg:y1="9.81cm" svg:x2="17.287cm" svg:y2="9.81cm">
          <text:p text:style-name="P6"><text:span text:style-name="T5">Next row in the image</text:span></text:p>
        </draw:measure>
        <draw:custom-shape draw:style-name="gr19" draw:text-style-name="P3" draw:layer="layout" svg:width="15.24cm" svg:height="3.81cm" svg:x="3.317cm" svg:y="7.21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9" draw:text-style-name="P3" draw:layer="layout" svg:x1="16.673cm" svg:y1="2.77cm" svg:x2="16.673cm" svg:y2="4.04cm">
          <text:p/>
        </draw:line>
        <draw:custom-shape draw:style-name="gr10" draw:text-style-name="P5" draw:layer="layout" svg:width="1.27cm" svg:height="1.27cm" svg:x="15.40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5.403cm" svg:y1="2.778cm" svg:x2="16.673cm" svg:y2="2.778cm">
          <text:p/>
        </draw:line>
        <draw:line draw:style-name="gr11" draw:text-style-name="P3" draw:layer="layout" svg:x1="15.438cm" svg:y1="4.048cm" svg:x2="16.708cm" svg:y2="4.048cm">
          <text:p/>
        </draw:line>
        <draw:frame draw:style-name="gr12" draw:text-style-name="P4" draw:layer="layout" svg:width="1.138cm" svg:height="0.963cm" svg:x="15.47cm" svg:y="2.77cm">
          <draw:text-box>
            <text:p text:style-name="P1"><text:span text:style-name="T3">...</text:span></text:p>
          </draw:text-box>
        </draw:frame>
        <draw:line draw:style-name="gr9" draw:text-style-name="P3" draw:layer="layout" svg:x1="14.133cm" svg:y1="2.77cm" svg:x2="14.133cm" svg:y2="4.04cm">
          <text:p/>
        </draw:line>
        <draw:custom-shape draw:style-name="gr10" draw:text-style-name="P5" draw:layer="layout" svg:width="1.27cm" svg:height="1.27cm" svg:x="12.86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2.863cm" svg:y1="2.778cm" svg:x2="14.133cm" svg:y2="2.778cm">
          <text:p/>
        </draw:line>
        <draw:line draw:style-name="gr11" draw:text-style-name="P3" draw:layer="layout" svg:x1="12.898cm" svg:y1="4.048cm" svg:x2="14.168cm" svg:y2="4.048cm">
          <text:p/>
        </draw:line>
        <draw:frame draw:style-name="gr12" draw:text-style-name="P4" draw:layer="layout" svg:width="1.138cm" svg:height="0.963cm" svg:x="12.93cm" svg:y="2.77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7.78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1.43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3cm" svg:y1="2.778cm" svg:x2="2.703cm" svg:y2="4.048cm">
          <text:p/>
        </draw:line>
        <draw:line draw:style-name="gr9" draw:text-style-name="P3" draw:layer="layout" svg:x1="3.973cm" svg:y1="2.778cm" svg:x2="3.973cm" svg:y2="4.048cm">
          <text:p/>
        </draw:line>
        <draw:frame draw:style-name="gr14" draw:text-style-name="P4" draw:layer="layout" svg:width="1.651cm" svg:height="1.114cm" svg:x="1.254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5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3cm" svg:y1="2.778cm" svg:x2="5.243cm" svg:y2="4.048cm">
          <text:p/>
        </draw:line>
        <draw:line draw:style-name="gr9" draw:text-style-name="P3" draw:layer="layout" svg:x1="6.513cm" svg:y1="2.778cm" svg:x2="6.513cm" svg:y2="4.048cm">
          <text:p/>
        </draw:line>
        <draw:line draw:style-name="gr11" draw:text-style-name="P3" draw:layer="layout" svg:x1="7.783cm" svg:y1="2.778cm" svg:x2="9.053cm" svg:y2="2.778cm">
          <text:p/>
        </draw:line>
        <draw:line draw:style-name="gr11" draw:text-style-name="P3" draw:layer="layout" svg:x1="7.818cm" svg:y1="4.048cm" svg:x2="9.088cm" svg:y2="4.048cm">
          <text:p/>
        </draw:line>
        <draw:frame draw:style-name="gr14" draw:text-style-name="P4" draw:layer="layout" svg:width="1.651cm" svg:height="1.114cm" svg:x="3.796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4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7.85cm" svg:y="2.77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9.05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323cm" svg:y1="2.778cm" svg:x2="10.323cm" svg:y2="4.048cm">
          <text:p/>
        </draw:line>
        <draw:line draw:style-name="gr9" draw:text-style-name="P3" draw:layer="layout" svg:x1="11.593cm" svg:y1="2.778cm" svg:x2="11.593cm" svg:y2="4.048cm">
          <text:p/>
        </draw:line>
        <draw:frame draw:style-name="gr14" draw:text-style-name="P4" draw:layer="layout" svg:width="1.651cm" svg:height="1.114cm" svg:x="8.858cm" svg:y="2.854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1.416cm" svg:y="2.854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4.13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3.93cm" svg:y="2.855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1.434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4cm" svg:y1="2.778cm" svg:x2="2.704cm" svg:y2="4.048cm">
          <text:p/>
        </draw:line>
        <draw:line draw:style-name="gr9" draw:text-style-name="P3" draw:layer="layout" svg:x1="3.974cm" svg:y1="2.778cm" svg:x2="3.974cm" svg:y2="4.048cm">
          <text:p/>
        </draw:line>
        <draw:frame draw:style-name="gr14" draw:text-style-name="P4" draw:layer="layout" svg:width="1.651cm" svg:height="1.114cm" svg:x="1.255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6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4cm" svg:y1="2.778cm" svg:x2="5.244cm" svg:y2="4.048cm">
          <text:p/>
        </draw:line>
        <draw:line draw:style-name="gr9" draw:text-style-name="P3" draw:layer="layout" svg:x1="6.514cm" svg:y1="2.778cm" svg:x2="6.514cm" svg:y2="4.048cm">
          <text:p/>
        </draw:line>
        <draw:frame draw:style-name="gr14" draw:text-style-name="P4" draw:layer="layout" svg:width="1.651cm" svg:height="1.114cm" svg:x="3.797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5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0.134cm" svg:y="2.854cm">
          <draw:text-box>
            <text:p text:style-name="P1"><text:span text:style-name="T3">p</text:span><text:span text:style-name="T4">1,2</text:span></text:p>
          </draw:text-box>
        </draw:frame>
        <draw:measure draw:style-name="gr20" draw:text-style-name="P6" draw:layer="layout" svg:x1="1.433cm" svg:y1="2.77cm" svg:x2="10.323cm" svg:y2="2.778cm">
          <text:p text:style-name="P6"><text:span text:style-name="T5">One row in the image</text:span></text:p>
        </draw:measure>
        <draw:custom-shape draw:style-name="gr15" draw:text-style-name="P5" draw:layer="layout" svg:width="3.81cm" svg:height="1.27cm" svg:x="3.167cm" svg:y="6.25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5cm" svg:y1="6.885cm" svg:x2="6.596cm" svg:y2="6.885cm">
          <text:p/>
        </draw:line>
        <draw:line draw:style-name="gr22" draw:text-style-name="P3" draw:layer="layout" svg:x1="2.068cm" svg:y1="4.048cm" svg:x2="2.068cm" svg:y2="6.885cm">
          <text:p/>
        </draw:line>
        <draw:line draw:style-name="gr23" draw:text-style-name="P3" draw:layer="layout" svg:x1="3.159cm" svg:y1="6.885cm" svg:x2="2.068cm" svg:y2="6.885cm">
          <text:p/>
        </draw:line>
        <draw:line draw:style-name="gr24" draw:text-style-name="P3" draw:layer="layout" svg:x1="2.548cm" svg:y1="6.784cm" svg:x2="2.548cm" svg:y2="8.625cm">
          <text:p/>
        </draw:line>
        <draw:custom-shape draw:style-name="gr25" draw:text-style-name="P5" draw:layer="layout" svg:width="1.27cm" svg:height="1.27cm" svg:x="6.819cm" svg:y="7.99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8cm" svg:y1="8.625cm" svg:x2="6.819cm" svg:y2="8.625cm">
          <text:p/>
        </draw:line>
        <draw:line draw:style-name="gr26" draw:text-style-name="P3" draw:layer="layout" svg:x1="7.447cm" svg:y1="6.885cm" svg:x2="7.447cm" svg:y2="7.99cm">
          <text:p/>
        </draw:line>
        <draw:line draw:style-name="gr22" draw:text-style-name="P3" draw:layer="layout" svg:x1="7.447cm" svg:y1="6.885cm" svg:x2="6.977cm" svg:y2="6.885cm">
          <text:p/>
        </draw:line>
        <draw:line draw:style-name="gr22" draw:text-style-name="P3" draw:layer="layout" svg:x1="8.089cm" svg:y1="8.625cm" svg:x2="9.334cm" svg:y2="8.625cm">
          <text:p/>
        </draw:line>
        <draw:line draw:style-name="gr24" draw:text-style-name="P3" draw:layer="layout" svg:x1="9.334cm" svg:y1="8.747cm" svg:x2="9.334cm" svg:y2="7.597cm">
          <text:p/>
        </draw:line>
        <draw:custom-shape draw:style-name="gr27" draw:text-style-name="P7" draw:layer="layout" svg:width="0.508cm" svg:height="0.762cm" svg:x="8.363cm" svg:y="7.21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71cm" svg:y1="7.597cm" svg:x2="9.325cm" svg:y2="7.597cm">
          <text:p/>
        </draw:line>
        <draw:line draw:style-name="gr23" draw:text-style-name="P3" draw:layer="layout" svg:x1="7.835cm" svg:y1="8.096cm" svg:x2="8.363cm" svg:y2="7.574cm">
          <text:p/>
        </draw:line>
        <draw:frame draw:style-name="gr28" draw:text-style-name="P8" draw:layer="layout" svg:width="2.413cm" svg:height="0.732cm" svg:x="3.794cm" svg:y="5.518cm">
          <draw:text-box>
            <text:p text:style-name="P1"><text:span text:style-name="T7">delay line</text:span></text:p>
          </draw:text-box>
        </draw:frame>
        <draw:frame draw:style-name="gr28" draw:text-style-name="P8" draw:layer="layout" svg:width="0.635cm" svg:height="0.732cm" svg:x="6.842cm" svg:y="7.393cm">
          <draw:text-box>
            <text:p text:style-name="P1"><text:span text:style-name="T7">-</text:span></text:p>
          </draw:text-box>
        </draw:frame>
        <draw:custom-shape draw:style-name="gr15" draw:text-style-name="P5" draw:layer="layout" svg:width="3.81cm" svg:height="1.27cm" svg:x="3.168cm" svg:y="10.151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6cm" svg:y1="10.786cm" svg:x2="6.597cm" svg:y2="10.786cm">
          <text:p/>
        </draw:line>
        <draw:line draw:style-name="gr23" draw:text-style-name="P3" draw:layer="layout" svg:x1="3.16cm" svg:y1="10.786cm" svg:x2="1.762cm" svg:y2="10.786cm">
          <text:p/>
        </draw:line>
        <draw:line draw:style-name="gr24" draw:text-style-name="P3" draw:layer="layout" svg:x1="2.549cm" svg:y1="10.685cm" svg:x2="2.549cm" svg:y2="12.526cm">
          <text:p/>
        </draw:line>
        <draw:custom-shape draw:style-name="gr25" draw:text-style-name="P5" draw:layer="layout" svg:width="1.27cm" svg:height="1.27cm" svg:x="6.82cm" svg:y="11.891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9cm" svg:y1="12.526cm" svg:x2="6.82cm" svg:y2="12.526cm">
          <text:p/>
        </draw:line>
        <draw:line draw:style-name="gr26" draw:text-style-name="P3" draw:layer="layout" svg:x1="7.448cm" svg:y1="10.786cm" svg:x2="7.448cm" svg:y2="11.891cm">
          <text:p/>
        </draw:line>
        <draw:line draw:style-name="gr22" draw:text-style-name="P3" draw:layer="layout" svg:x1="7.448cm" svg:y1="10.786cm" svg:x2="6.978cm" svg:y2="10.786cm">
          <text:p/>
        </draw:line>
        <draw:line draw:style-name="gr26" draw:text-style-name="P3" draw:layer="layout" svg:x1="8.09cm" svg:y1="12.526cm" svg:x2="12.58cm" svg:y2="12.526cm">
          <text:p/>
        </draw:line>
        <draw:frame draw:style-name="gr28" draw:text-style-name="P8" draw:layer="layout" svg:width="0.635cm" svg:height="0.732cm" svg:x="6.843cm" svg:y="11.294cm">
          <draw:text-box>
            <text:p text:style-name="P1"><text:span text:style-name="T7">-</text:span></text:p>
          </draw:text-box>
        </draw:frame>
        <draw:measure draw:style-name="gr29" draw:text-style-name="P9" draw:layer="measurelines" svg:x1="3.159cm" svg:y1="10.195cm" svg:x2="6.969cm" svg:y2="10.195cm">
          <text:p text:style-name="P9"><text:span text:style-name="T8">L</text:span></text:p>
        </draw:measure>
        <draw:line draw:style-name="gr22" draw:text-style-name="P3" draw:layer="layout" svg:x1="1.762cm" svg:y1="10.786cm" svg:x2="1.762cm" svg:y2="4.683cm">
          <text:p/>
        </draw:line>
        <draw:circle draw:style-name="gr30" draw:text-style-name="P1" draw:layer="layout" svg:width="0.255cm" svg:height="0.255cm" svg:x="1.937cm" svg:y="4.555cm" draw:kind="arc" draw:start-angle="0" draw:end-angle="180">
          <text:p/>
        </draw:circle>
        <draw:line draw:style-name="gr22" draw:text-style-name="P3" draw:layer="layout" svg:x1="1.762cm" svg:y1="4.683cm" svg:x2="1.938cm" svg:y2="4.683cm">
          <text:p/>
        </draw:line>
        <draw:line draw:style-name="gr22" draw:text-style-name="P3" draw:layer="layout" svg:x1="2.192cm" svg:y1="4.682cm" svg:x2="10.958cm" svg:y2="4.683cm">
          <text:p/>
        </draw:line>
        <draw:line draw:style-name="gr22" draw:text-style-name="P3" draw:layer="layout" svg:x1="10.958cm" svg:y1="4.048cm" svg:x2="10.958cm" svg:y2="4.683cm">
          <text:p/>
        </draw:line>
        <draw:circle draw:style-name="gr30" draw:text-style-name="P1" draw:layer="layout" svg:width="0.255cm" svg:height="0.255cm" svg:x="1.938cm" svg:y="5.055cm" draw:kind="arc" draw:start-angle="0" draw:end-angle="180">
          <text:p/>
        </draw:circle>
        <draw:circle draw:style-name="gr30" draw:text-style-name="P1" draw:layer="layout" svg:width="0.255cm" svg:height="0.255cm" svg:x="1.639cm" svg:y="5.055cm" draw:kind="arc" draw:start-angle="0" draw:end-angle="180">
          <text:p/>
        </draw:circle>
        <draw:line draw:style-name="gr22" draw:text-style-name="P3" draw:layer="layout" svg:x1="1.894cm" svg:y1="5.182cm" svg:x2="1.938cm" svg:y2="5.182cm">
          <text:p/>
        </draw:line>
        <draw:line draw:style-name="gr22" draw:text-style-name="P3" draw:layer="layout" svg:x1="1.456cm" svg:y1="5.182cm" svg:x2="1.638cm" svg:y2="5.182cm">
          <text:p/>
        </draw:line>
        <draw:line draw:style-name="gr22" draw:text-style-name="P3" draw:layer="layout" svg:x1="2.193cm" svg:y1="5.182cm" svg:x2="15.404cm" svg:y2="5.182cm">
          <text:p/>
        </draw:line>
        <draw:line draw:style-name="gr22" draw:text-style-name="P3" draw:layer="layout" svg:x1="1.456cm" svg:y1="5.182cm" svg:x2="1.456cm" svg:y2="13.7cm">
          <text:p/>
        </draw:line>
        <draw:line draw:style-name="gr31" draw:text-style-name="P3" draw:layer="layout" svg:x1="15.404cm" svg:y1="5.182cm" svg:x2="16.707cm" svg:y2="5.182cm">
          <text:p/>
        </draw:line>
        <draw:line draw:style-name="gr32" draw:text-style-name="P10" draw:layer="layout" svg:x1="1.459cm" svg:y1="35.304cm" svg:x2="1.459cm" svg:y2="36.916cm">
          <text:p/>
        </draw:line>
        <draw:line draw:style-name="gr31" draw:text-style-name="P3" draw:layer="layout" svg:x1="1.456cm" svg:y1="13.734cm" svg:x2="1.456cm" svg:y2="15.003cm">
          <text:p/>
        </draw:line>
        <draw:custom-shape draw:style-name="gr25" draw:text-style-name="P5" draw:layer="layout" svg:width="1.27cm" svg:height="1.27cm" svg:x="12.58cm" svg:y="11.903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9.334cm" svg:y1="8.625cm" svg:x2="12.777cm" svg:y2="12.086cm">
          <text:p/>
        </draw:line>
        <draw:line draw:style-name="gr26" draw:text-style-name="P3" draw:layer="layout" svg:x1="11.646cm" svg:y1="14.093cm" svg:x2="12.747cm" svg:y2="12.992cm">
          <text:p/>
        </draw:line>
        <draw:line draw:style-name="gr31" draw:text-style-name="P3" draw:layer="layout" svg:x1="10.845cm" svg:y1="14.896cm" svg:x2="11.647cm" svg:y2="14.093cm">
          <text:p/>
        </draw:line>
        <draw:line draw:style-name="gr24" draw:text-style-name="P3" draw:layer="layout" svg:x1="9.329cm" svg:y1="12.643cm" svg:x2="9.329cm" svg:y2="11.493cm">
          <text:p/>
        </draw:line>
        <draw:custom-shape draw:style-name="gr27" draw:text-style-name="P7" draw:layer="layout" svg:width="0.508cm" svg:height="0.762cm" svg:x="8.358cm" svg:y="11.107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66cm" svg:y1="11.493cm" svg:x2="9.32cm" svg:y2="11.493cm">
          <text:p/>
        </draw:line>
        <draw:line draw:style-name="gr23" draw:text-style-name="P3" draw:layer="layout" svg:x1="7.83cm" svg:y1="11.992cm" svg:x2="8.358cm" svg:y2="11.47cm">
          <text:p/>
        </draw:line>
      </draw:page>
      <draw:page draw:name="page4" draw:style-name="dp1" draw:master-page-name="Default">
        <draw:custom-shape draw:style-name="gr33" draw:text-style-name="P11" draw:layer="layout" svg:width="3.74cm" svg:height="3.74cm" svg:x="4.426cm" svg:y="5.464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3.77cm" svg:height="3.77cm" svg:x="10.833cm" svg:y="8.552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3.806cm" svg:height="3.806cm" svg:x="6.243cm" svg:y="12.425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8) translate (7.513cm 7.708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7.514cm 7.709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3) rotate (-0.0818559419185345) translate (7.514cm 7.709cm)" svg:viewBox="0 0 4410 3084" svg:d="M0 0c2619 1 4410 3084 4410 3084">
          <text:p/>
        </draw:path>
        <draw:path draw:style-name="gr36" draw:text-style-name="P3" draw:layer="layout" svg:width="3.282cm" svg:height="1.999cm" draw:transform="rotate (-1.85092167173999) translate (11.806cm 11.155cm)" svg:viewBox="0 0 3283 2000" svg:d="M0 0c2470 0 3283 2000 3283 2000">
          <text:p/>
        </draw:path>
        <draw:path draw:style-name="gr26" draw:text-style-name="P3" draw:layer="layout" svg:width="2.893cm" svg:height="2.717cm" draw:transform="skewX (-0.321838714067754) rotate (-2.05023827231774) translate (11.841cm 11.184cm)" svg:viewBox="0 0 2894 2718" svg:d="M0 0c2178 0 2894 2718 2894 2718">
          <text:p/>
        </draw:path>
        <draw:path draw:style-name="gr26" draw:text-style-name="P3" draw:layer="layout" svg:width="4.866cm" svg:height="2.225cm" draw:transform="skewX (0.173311194723037) rotate (-1.77569798097903) translate (11.806cm 11.224cm)" svg:viewBox="0 0 4867 2226" svg:d="M0 0c3663 0 4867 2226 4867 2226">
          <text:p/>
        </draw:path>
        <draw:path draw:style-name="gr37" draw:text-style-name="P3" draw:layer="layout" svg:width="2.77cm" svg:height="2.58cm" draw:transform="skewX (-0.314508331209378) rotate (1.09641583610284) translate (7.66099991057175cm 13.2569999855799cm)" svg:viewBox="0 0 2771 2581" svg:d="M0 0c2085-1 2771 2581 2771 2581">
          <text:p/>
        </draw:path>
        <draw:path draw:style-name="gr37" draw:text-style-name="P3" draw:layer="layout" svg:width="3.906cm" svg:height="1.647cm" draw:transform="skewX (0.00593411945678073) rotate (3.09219983575835) translate (11.539cm 9.75cm)" svg:viewBox="0 0 3907 1648" svg:d="M0 0c2320 0 3907 1648 3907 1648">
          <text:p/>
        </draw:path>
        <draw:path draw:style-name="gr37" draw:text-style-name="P3" draw:layer="layout" svg:width="2.784cm" svg:height="3.067cm" draw:transform="skewX (-0.611214304048414) rotate (2.41728101401215) translate (9.02133061873364cm 13.757339716217cm)" svg:viewBox="0 0 2785 3068" svg:d="M0 0c2097-1 2785 3068 2785 3068">
          <text:p/>
        </draw:path>
      </draw:page>
      <draw:page draw:name="page5" draw:style-name="dp1" draw:master-page-name="Default">
        <draw:custom-shape draw:style-name="gr38" draw:text-style-name="P12" draw:layer="layout" svg:width="1.751cm" svg:height="1.275cm" svg:x="11.597cm" svg:y="16.2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8" draw:text-style-name="P12" draw:layer="layout" svg:width="1.751cm" svg:height="1.275cm" svg:x="7.697cm" svg:y="16.2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9" draw:text-style-name="P13" draw:layer="layout" svg:width="1.612cm" svg:height="0.262cm" svg:x="4.016cm" svg:y="7.90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2.531cm" svg:height="2.54cm" svg:x="7.359cm" svg:y="3.5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64cm" svg:height="1.764cm" svg:x="7.838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1.764cm" svg:height="1.764cm" svg:x="7.737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1.219cm" svg:height="1.219cm" svg:x="8.01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4" draw:text-style-name="P17" draw:layer="layout" svg:width="0.59cm" svg:height="0.563cm" svg:x="8.117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5" draw:text-style-name="P18" draw:layer="layout" svg:width="0.888cm" svg:height="0.883cm" svg:x="8.343cm" svg:y="4.544cm" svg:viewBox="0 0 889 884" svg:d="M170 840c383 0 676-293 676-676 0-57-6-112-19-164 40 82 62 174 62 274 0 345-265 610-610 610-102 0-196-23-279-64 54 13 111 20 170 20z">
          <text:p/>
        </draw:path>
        <draw:custom-shape draw:style-name="gr40" draw:text-style-name="P14" draw:layer="layout" svg:width="2.531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.764cm" svg:height="1.764cm" svg:x="4.019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1.764cm" svg:height="1.764cm" svg:x="3.91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1.219cm" svg:height="1.219cm" svg:x="4.19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4" draw:text-style-name="P17" draw:layer="layout" svg:width="0.59cm" svg:height="0.563cm" svg:x="4.298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5" draw:text-style-name="P18" draw:layer="layout" svg:width="0.888cm" svg:height="0.883cm" svg:x="4.524cm" svg:y="4.544cm" svg:viewBox="0 0 889 884" svg:d="M170 840c383 0 676-293 676-676 0-57-6-112-19-164 40 82 62 174 62 274 0 345-265 610-610 610-102 0-196-23-279-64 54 13 111 20 170 20z">
          <text:p/>
        </draw:path>
        <draw:custom-shape draw:style-name="gr47" draw:text-style-name="P16" draw:layer="layout" svg:width="1.738cm" svg:height="1.266cm" svg:x="3.944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14" draw:layer="layout" svg:width="2.524cm" svg:height="1.275cm" svg:x="3.549cm" svg:y="9.2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19" draw:layer="layout" svg:width="0.086cm" svg:height="1.266cm" svg:x="5.596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0" draw:text-style-name="P20" draw:layer="layout" svg:width="0.086cm" svg:height="1.266cm" svg:x="4.1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9" draw:text-style-name="P13" draw:layer="layout" svg:width="1.612cm" svg:height="0.262cm" svg:x="7.825cm" svg:y="7.90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1.738cm" svg:height="1.266cm" svg:x="7.753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14" draw:layer="layout" svg:width="2.524cm" svg:height="1.275cm" svg:x="7.357cm" svg:y="9.2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19" draw:layer="layout" svg:width="0.086cm" svg:height="1.266cm" svg:x="9.405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0" draw:text-style-name="P20" draw:layer="layout" svg:width="0.086cm" svg:height="1.266cm" svg:x="7.909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1" draw:text-style-name="P4" draw:layer="layout" svg:width="6.357cm" svg:height="1.277cm" svg:x="3.533cm" svg:y="2.263cm">
          <draw:text-box>
            <text:p text:style-name="P1">Front view</text:p>
          </draw:text-box>
        </draw:frame>
        <draw:frame draw:style-name="gr51" draw:text-style-name="P4" draw:layer="layout" svg:width="6.357cm" svg:height="1.277cm" svg:x="3.534cm" svg:y="6.71cm">
          <draw:text-box>
            <text:p text:style-name="P1">Top view</text:p>
          </draw:text-box>
        </draw:frame>
        <draw:measure draw:style-name="gr52" draw:text-style-name="P9" draw:layer="measurelines" svg:x1="4.78cm" svg:y1="9.883cm" svg:x2="8.59cm" svg:y2="9.883cm">
          <text:p text:style-name="P9"><text:span text:style-name="T8">Baseline</text:span></text:p>
        </draw:measure>
        <draw:custom-shape draw:style-name="gr53" draw:text-style-name="P21" draw:layer="layout" svg:width="1.738cm" svg:height="1.266cm" svg:x="3.947cm" svg:y="14.97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4" draw:text-style-name="P22" draw:layer="layout" svg:width="2.524cm" svg:height="1.275cm" svg:x="3.552cm" svg:y="16.2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19" draw:layer="layout" svg:width="0.086cm" svg:height="1.266cm" svg:x="5.599cm" svg:y="14.97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0" draw:text-style-name="P20" draw:layer="layout" svg:width="0.086cm" svg:height="1.266cm" svg:x="4.091cm" svg:y="14.97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55" draw:text-style-name="P13" draw:layer="layout" svg:width="1.365cm" svg:height="0.059cm" svg:x="4.142cm" svg:y="14.917cm" svg:viewBox="0 0 1366 60" svg:d="M0 60c140-36 390-60 683-60 294 0 543 24 683 60z">
          <text:p/>
        </draw:path>
        <draw:custom-shape draw:style-name="gr56" draw:text-style-name="P23" draw:layer="layout" svg:width="0.896cm" svg:height="0.187cm" svg:x="6.411cm" svg:y="18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4.368cm" svg:y1="17.078cm" svg:x2="6.077cm" svg:y2="14.103cm">
          <text:p/>
        </draw:line>
        <draw:line draw:style-name="gr31" draw:text-style-name="P3" draw:layer="layout" svg:x1="5.264cm" svg:y1="17.078cm" svg:x2="3.537cm" svg:y2="14.103cm">
          <text:p/>
        </draw:line>
        <draw:custom-shape draw:style-name="gr57" draw:text-style-name="P24" draw:layer="layout" svg:width="0.168cm" svg:height="0.168cm" svg:x="4.729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draw:layer="layout" svg:width="0.896cm" svg:height="0.081cm" svg:x="8.168cm" svg:y="1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8.168cm" svg:y1="17.079cm" svg:x2="9.877cm" svg:y2="14.104cm">
          <text:p/>
        </draw:line>
        <draw:line draw:style-name="gr31" draw:text-style-name="P3" draw:layer="layout" svg:x1="9.064cm" svg:y1="17.079cm" svg:x2="7.337cm" svg:y2="14.104cm">
          <text:p/>
        </draw:line>
        <draw:custom-shape draw:style-name="gr57" draw:text-style-name="P24" draw:layer="layout" svg:width="0.168cm" svg:height="0.168cm" svg:x="8.529cm" svg:y="1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draw:layer="layout" svg:width="0.896cm" svg:height="0.081cm" svg:x="8.168cm" svg:y="15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12.419cm" svg:y1="16.294cm" svg:x2="13.677cm" svg:y2="14.104cm">
          <text:p/>
        </draw:line>
        <draw:line draw:style-name="gr31" draw:text-style-name="P3" draw:layer="layout" svg:x1="12.419cm" svg:y1="16.313cm" svg:x2="11.137cm" svg:y2="14.104cm">
          <text:p/>
        </draw:line>
        <draw:custom-shape draw:style-name="gr57" draw:text-style-name="P24" draw:layer="layout" svg:width="0.168cm" svg:height="0.168cm" svg:x="12.329cm" svg:y="1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draw:layer="layout" svg:width="0.896cm" svg:height="0.081cm" svg:x="11.968cm" svg:y="15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draw:layer="layout" svg:width="0.896cm" svg:height="0.187cm" svg:x="4.368cm" svg:y="1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5" draw:layer="layout" svg:width="0.896cm" svg:height="0.081cm" svg:x="6.411cm" svg:y="18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26" draw:layer="layout" svg:width="3.56cm" svg:height="0.721cm" svg:x="7.223cm" svg:y="17.917cm">
          <draw:text-box>
            <text:p><text:span text:style-name="T1">= Image sensor</text:span></text:p>
          </draw:text-box>
        </draw:frame>
        <draw:frame draw:style-name="gr60" draw:text-style-name="P26" draw:layer="layout" svg:width="3.56cm" svg:height="1.191cm" svg:x="7.223cm" svg:y="18.556cm">
          <draw:text-box>
            <text:p><text:span text:style-name="T1">= Image plane</text:span></text:p>
            <text:p><text:span text:style-name="T1"/></text:p>
          </draw:text-box>
        </draw:frame>
        <draw:custom-shape draw:style-name="gr57" draw:text-style-name="P24" draw:layer="layout" svg:width="0.168cm" svg:height="0.168cm" svg:x="6.773cm" svg:y="19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6" draw:layer="layout" svg:width="3.56cm" svg:height="0.721cm" svg:x="7.223cm" svg:y="19.157cm">
          <draw:text-box>
            <text:p><text:span text:style-name="T1">= Optical center</text:span></text:p>
          </draw:text-box>
        </draw:frame>
      </draw:page>
      <draw:page draw:name="page6" draw:style-name="dp1" draw:master-page-name="Default">
        <draw:custom-shape draw:style-name="gr40" draw:text-style-name="P14" draw:layer="layout" svg:width="2.531cm" svg:height="2.54cm" svg:x="7.359cm" svg:y="3.5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.764cm" svg:height="1.764cm" svg:x="7.838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1.764cm" svg:height="1.764cm" svg:x="7.737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1.219cm" svg:height="1.219cm" svg:x="8.01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4" draw:text-style-name="P17" draw:layer="layout" svg:width="0.59cm" svg:height="0.563cm" svg:x="8.117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5" draw:text-style-name="P18" draw:layer="layout" svg:width="0.888cm" svg:height="0.883cm" svg:x="8.343cm" svg:y="4.544cm" svg:viewBox="0 0 889 884" svg:d="M170 840c383 0 676-293 676-676 0-57-6-112-19-164 40 82 62 174 62 274 0 345-265 610-610 610-102 0-196-23-279-64 54 13 111 20 170 20z">
          <text:p/>
        </draw:path>
        <draw:custom-shape draw:style-name="gr40" draw:text-style-name="P14" draw:layer="layout" svg:width="2.531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.764cm" svg:height="1.764cm" svg:x="4.019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6" draw:layer="layout" svg:width="1.764cm" svg:height="1.764cm" svg:x="3.91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1.219cm" svg:height="1.219cm" svg:x="4.19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4" draw:text-style-name="P17" draw:layer="layout" svg:width="0.59cm" svg:height="0.563cm" svg:x="4.298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5" draw:text-style-name="P18" draw:layer="layout" svg:width="0.888cm" svg:height="0.883cm" svg:x="4.524cm" svg:y="4.544cm" svg:viewBox="0 0 889 884" svg:d="M170 840c383 0 676-293 676-676 0-57-6-112-19-164 40 82 62 174 62 274 0 345-265 610-610 610-102 0-196-23-279-64 54 13 111 20 170 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4:52:27.357240000</meta:creation-date>
    <meta:generator>LibreOffice/5.2.0.4$MacOSX_X86_64 LibreOffice_project/066b007f5ebcc236395c7d282ba488bca6720265</meta:generator>
    <dc:date>2016-09-07T10:13:11.591077000</dc:date>
    <meta:editing-duration>P1DT3H20M27S</meta:editing-duration>
    <meta:editing-cycles>17</meta:editing-cycles>
    <meta:document-statistic meta:object-count="232"/>
  </office:meta>
</office:document-meta>
</file>